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a933"/>
      <style:text-properties fo:color="#000000"/>
    </style:style>
    <style:style style:name="ce18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，模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string" calcext:value-type="string">
            <text:p>2022.7.13</text:p>
          </table:table-cell>
          <table:table-cell office:value-type="string" calcext:value-type="string">
            <text:p>常数优化</text:p>
          </table:table-cell>
          <table:table-cell table:style-name="ce16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8:02:32.654923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14T08:04:00.361218118</dc:date>
    <meta:editing-duration>PT5H41M2S</meta:editing-duration>
    <meta:editing-cycles>17</meta:editing-cycles>
    <meta:generator>LibreOffice/6.4.7.2$Linux_X86_64 LibreOffice_project/40$Build-2</meta:generator>
    <meta:document-statistic meta:table-count="1" meta:cell-count="96" meta:object-count="0"/>
  </office:meta>
</office:document-meta>
</file>